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k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formula="of:=([.B4]+[.B4]*[.C4])*[.D4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chicken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5]+[.B5]*[.C5])*[.D5]" office:value-type="float" office:value="13.2" calcext:value-type="float">
            <text:p>13.2</text:p>
          </table:table-cell>
          <table:table-cell table:formula="of:=[.E4]+[.E5]" office:value-type="float" office:value="16.4" calcext:value-type="float">
            <text:p>16.4</text:p>
          </table:table-cell>
        </table:table-row>
        <table:table-row table:style-name="ro1">
          <table:table-cell office:value-type="string" calcext:value-type="string">
            <text:p>farfetch’d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([.B6]+[.B6]*[.C6])*[.D6]" office:value-type="float" office:value="20.8" calcext:value-type="float">
            <text:p>20.8</text:p>
          </table:table-cell>
          <table:table-cell table:formula="of:=[.E6]/[.F5]" office:value-type="float" office:value="1.26829268292683" calcext:value-type="float">
            <text:p>1.26829268292683</text:p>
          </table:table-cell>
        </table:table-row>
        <table:table-row table:style-name="ro1">
          <table:table-cell table:number-columns-repeated="4"/>
          <table:table-cell table:formula="of:=([.B7]+[.B7]*[.C7])*[.D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([.B8]+[.B8]*[.C8])*[.D8]" office:value-type="float" office:value="15.6" calcext:value-type="float">
            <text:p>15.6</text:p>
          </table:table-cell>
          <table:table-cell/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9]+[.B9]*[.C9])*[.D9]" office:value-type="float" office:value="6.6" calcext:value-type="float">
            <text:p>6.6</text:p>
          </table:table-cell>
          <table:table-cell table:formula="of:=[.E9]+[.E8]"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kebab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formula="of:=([.B10]+[.B10]*[.C10])*[.D10]" office:value-type="float" office:value="26" calcext:value-type="float">
            <text:p>26</text:p>
          </table:table-cell>
          <table:table-cell table:formula="of:=[.E10]/[.F9]" office:value-type="float" office:value="1.17117117117117" calcext:value-type="float">
            <text:p>1.17117117117117</text:p>
          </table:table-cell>
        </table:table-row>
        <table:table-row table:style-name="ro1">
          <table:table-cell table:number-columns-repeated="4"/>
          <table:table-cell table:formula="of:=([.B11]+[.B11]*[.C11])*[.D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our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table:formula="of:=([.B12]+[.B12]*[.C12])*[.D12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dango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table:formula="of:=([.B13]+[.B13]*[.C13])*[.D13]" office:value-type="float" office:value="39.6" calcext:value-type="float">
            <text:p>39.6</text:p>
          </table:table-cell>
          <table:table-cell table:formula="of:=[.E13]/[.E12]" office:value-type="float" office:value="1.2" calcext:value-type="float">
            <text:p>1.2</text:p>
          </table:table-cell>
        </table:table-row>
        <table:table-row table:style-name="ro1">
          <table:table-cell table:number-columns-repeated="4"/>
          <table:table-cell table:formula="of:=([.B14]+[.B14]*[.C14])*[.D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our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formula="of:=([.B15]+[.B15]*[.C15])*[.D15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16]+[.B16]*[.C16])*[.D16]" office:value-type="float" office:value="11" calcext:value-type="float">
            <text:p>11</text:p>
          </table:table-cell>
          <table:table-cell table:formula="of:=[.E16]+[.E15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rnmeal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formula="of:=([.B17]+[.B17]*[.C17])*[.D17]" office:value-type="float" office:value="36.4" calcext:value-type="float">
            <text:p>36.4</text:p>
          </table:table-cell>
          <table:table-cell table:formula="of:=[.E17]/[.F16]" office:value-type="float" office:value="1.1030303030303" calcext:value-type="float">
            <text:p>1.1030303030303</text:p>
          </table:table-cell>
        </table:table-row>
        <table:table-row table:style-name="ro1">
          <table:table-cell table:number-columns-repeated="4"/>
          <table:table-cell table:formula="of:=([.B18]+[.B18]*[.C18])*[.D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19]+[.B19]*[.C19])*[.D19]"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potato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20]+[.B20]*[.C20])*[.D2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ushroom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21]+[.B21]*[.C21])*[.D21]"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rabbit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22]+[.B22]*[.C22])*[.D22]" office:value-type="float" office:value="11" calcext:value-type="float">
            <text:p>11</text:p>
          </table:table-cell>
          <table:table-cell table:formula="of:=[.E22]+[.E21]+[.E20]+[.E19]"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formula="of:=([.B23]+[.B23]*[.C23])*[.D23]" office:value-type="float" office:value="41.6" calcext:value-type="float">
            <text:p>41.6</text:p>
          </table:table-cell>
          <table:table-cell table:formula="of:=[.E23]/[.F22]" office:value-type="float" office:value="1.18181818181818" calcext:value-type="float">
            <text:p>1.18181818181818</text:p>
          </table:table-cell>
        </table:table-row>
        <table:table-row table:style-name="ro1">
          <table:table-cell table:number-columns-repeated="4"/>
          <table:table-cell table:formula="of:=([.B24]+[.B24]*[.C24])*[.D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n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25]+[.B25]*[.C25])*[.D25]"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bread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26]+[.B26]*[.C26])*[.D26]" office:value-type="float" office:value="11" calcext:value-type="float">
            <text:p>11</text:p>
          </table:table-cell>
          <table:table-cell table:formula="of:=[.E26]/[.E25]" office:value-type="float" office:value="1.66666666666667" calcext:value-type="float">
            <text:p>1.66666666666667</text:p>
          </table:table-cell>
        </table:table-row>
        <table:table-row table:style-name="ro1">
          <table:table-cell table:number-columns-repeated="4"/>
          <table:table-cell table:formula="of:=([.B27]+[.B27]*[.C27])*[.D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n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28]+[.B28]*[.C28])*[.D28]"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popcorn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formula="of:=([.B29]+[.B29]*[.C29])*[.D29]" office:value-type="float" office:value="9.6" calcext:value-type="float">
            <text:p>9.6</text:p>
          </table:table-cell>
          <table:table-cell table:formula="of:=[.E29]/[.E28]" office:value-type="float" office:value="1.45454545454545" calcext:value-type="float">
            <text:p>1.45454545454545</text:p>
          </table:table-cell>
        </table:table-row>
        <table:table-row table:style-name="ro1">
          <table:table-cell table:number-columns-repeated="4"/>
          <table:table-cell table:formula="of:=([.B30]+[.B30]*[.C30])*[.D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shi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formula="of:=([.B31]+[.B31]*[.C31])*[.D31]" office:value-type="float" office:value="26.4" calcext:value-type="float">
            <text:p>26.4</text:p>
          </table:table-cell>
          <table:table-cell table:formula="of:=[.E31]/[.F32]" office:value-type="float" office:value="1.14782608695652" calcext:value-type="float">
            <text:p>1.14782608695652</text:p>
          </table:table-cell>
        </table:table-row>
        <table:table-row table:style-name="ro1">
          <table:table-cell office:value-type="string" calcext:value-type="string">
            <text:p>kelp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formula="of:=([.B32]+[.B32]*[.C32])*[.D32]" office:value-type="float" office:value="3.2" calcext:value-type="float">
            <text:p>3.2</text:p>
          </table:table-cell>
          <table:table-cell table:formula="of:=[.E32]+[.E33]+[.E34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lour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33]+[.B33]*[.C33])*[.D3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34]+[.B34]*[.C34])*[.D34]" office:value-type="float" office:value="8.8" calcext:value-type="float">
            <text:p>8.8</text:p>
          </table:table-cell>
          <table:table-cell/>
        </table:table-row>
        <table:table-row table:style-name="ro1">
          <table:table-cell table:number-columns-repeated="4"/>
          <table:table-cell table:formula="of:=([.B35]+[.B35]*[.C35])*[.D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gg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36]+[.B36]*[.C36])*[.D36]"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flour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37]+[.B37]*[.C37])*[.D3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hoco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([.B38]+[.B38]*[.C38])*[.D38]" office:value-type="float" office:value="4.8" calcext:value-type="float">
            <text:p>4.8</text:p>
          </table:table-cell>
          <table:table-cell table:formula="of:=[.E38]+[.E37]+[.E36]" office:value-type="float" office:value="22.4" calcext:value-type="float">
            <text:p>22.4</text:p>
          </table:table-cell>
        </table:table-row>
        <table:table-row table:style-name="ro1">
          <table:table-cell office:value-type="string" calcext:value-type="string">
            <text:p>croissant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formula="of:=([.B39]+[.B39]*[.C39])*[.D39]" office:value-type="float" office:value="26.4" calcext:value-type="float">
            <text:p>26.4</text:p>
          </table:table-cell>
          <table:table-cell table:formula="of:=[.E39]/[.F38]" office:value-type="float" office:value="1.17857142857143" calcext:value-type="float">
            <text:p>1.17857142857143</text:p>
          </table:table-cell>
        </table:table-row>
        <table:table-row table:style-name="ro1">
          <table:table-cell table:number-columns-repeated="4"/>
          <table:table-cell table:formula="of:=([.B40]+[.B40]*[.C40])*[.D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icken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41]+[.B41]*[.C41])*[.D41]" office:value-type="float" office:value="13.2" calcext:value-type="float">
            <text:p>13.2</text:p>
          </table:table-cell>
          <table:table-cell table:formula="of:=[.E41]+[.E42]+[.E43]+[.E44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lownfish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([.B42]+[.B42]*[.C42])*[.D42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sunflower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([.B43]+[.B43]*[.C43])*[.D43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([.B44]+[.B44]*[.C44])*[.D44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stew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([.B45]+[.B45]*[.C45])*[.D45]" office:value-type="float" office:value="26" calcext:value-type="float">
            <text:p>26</text:p>
          </table:table-cell>
          <table:table-cell table:formula="of:=[.E45]/[.F41]" office:value-type="float" office:value="1.18181818181818" calcext:value-type="float">
            <text:p>1.18181818181818</text:p>
          </table:table-cell>
        </table:table-row>
        <table:table-row table:style-name="ro1">
          <table:table-cell table:number-columns-repeated="4"/>
          <table:table-cell table:formula="of:=([.B46]+[.B46]*[.C46])*[.D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B47]+[.B47]*[.C47])*[.D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B48]+[.B48]*[.C48])*[.D48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1:42:46.331943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01:42:13.784939547</meta:creation-date>
    <meta:generator>LibreOffice/6.4.7.2$Linux_X86_64 LibreOffice_project/40$Build-2</meta:generator>
    <dc:date>2022-05-27T12:21:22.392821013</dc:date>
    <meta:editing-duration>PT49M23S</meta:editing-duration>
    <meta:editing-cycles>2</meta:editing-cycles>
    <meta:document-statistic meta:table-count="1" meta:cell-count="197" meta:object-count="0"/>
  </office:meta>
</office:document-meta>
</file>